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font-size="14pt" fo:font-style="italic" fo:font-weight="bold" officeooo:paragraph-rsid="00133d9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4pt" fo:font-style="italic" fo:font-weight="bold" officeooo:rsid="001456c3" officeooo:paragraph-rsid="001456c3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4pt" fo:font-style="italic" fo:font-weight="bold" officeooo:rsid="00133d9f" officeooo:paragraph-rsid="00133d9f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456c3" officeooo:paragraph-rsid="001456c3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color="#c9211e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color="#c9211e" loext:opacity="10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style:use-window-font-color="true" loext:opacity="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style:use-window-font-color="true" loext:opacity="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style:use-window-font-color="true" loext:opacity="0%" fo:font-size="14pt" fo:font-style="normal" fo:font-weight="bold" officeooo:rsid="00161f12" officeooo:paragraph-rsid="00161f12" style:font-size-asian="14pt" style:font-style-asian="normal" style:font-weight-asian="bold" style:font-size-complex="14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Board Link</text:p>
      <text:p text:style-name="P1"><text:a xlink:type="simple" xlink:href="https://app.asana.com/0/1209395762772163/1209397664223807" text:style-name="Internet_20_link" text:visited-style-name="Visited_20_Internet_20_Link">https://app.asana.com/0/1209395762772163/1209397664223807</text:a></text:p>
      <text:p text:style-name="P2">-------------------------------------------------------------------------------------------</text:p>
      <text:p text:style-name="P2"/>
      <text:p text:style-name="P2"/>
      <text:p text:style-name="P5">Desktop</text:p>
      <text:p text:style-name="P3"/>
      <text:p text:style-name="P6">1) <text:a xlink:type="simple" xlink:href="https://app.asana.com/0/1209395762772163/1209395762772171" text:style-name="Internet_20_link" text:visited-style-name="Visited_20_Internet_20_Link">https://app.asana.com/0/1209395762772163/1209395762772171</text:a></text:p>
      <text:p text:style-name="P6"/>
      <text:p text:style-name="P6">Type CR</text:p>
      <text:p text:style-name="P6"/>
      <text:p text:style-name="P8">Status: Pending</text:p>
      <text:p text:style-name="P8"/>
      <text:p text:style-name="P10">============</text:p>
      <text:p text:style-name="P10"/>
      <text:p text:style-name="P6">2) https://app.asana.com/0/1209395762772163/1209395762772183</text:p>
      <text:p text:style-name="P6"/>
      <text:p text:style-name="P6">Type BUG</text:p>
      <text:p text:style-name="P6"/>
      <text:p text:style-name="P8">Status: Pending</text:p>
      <text:p text:style-name="P8"/>
      <text:p text:style-name="P11">============</text:p>
      <text:p text:style-name="P11"/>
      <text:p text:style-name="P12">3) <text:a xlink:type="simple" xlink:href="https://app.asana.com/0/1209395762772163/1209395762772201" text:style-name="Internet_20_link" text:visited-style-name="Visited_20_Internet_20_Link">https://app.asana.com/0/1209395762772163/1209395762772201</text:a></text:p>
      <text:p text:style-name="P12"/>
      <text:p text:style-name="P7">Type CR</text:p>
      <text:p text:style-name="P7"/>
      <text:p text:style-name="P9">Status: Pendi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1:51:36.775627095</meta:creation-date>
    <meta:generator>LibreOffice/7.5.5.2$MacOSX_AARCH64 LibreOffice_project/ca8fe7424262805f223b9a2334bc7181abbcbf5e</meta:generator>
    <dc:date>2025-03-03T17:19:12.787359372</dc:date>
    <meta:editing-duration>PT4M5S</meta:editing-duration>
    <meta:editing-cycles>4</meta:editing-cycles>
    <meta:document-statistic meta:table-count="0" meta:image-count="0" meta:object-count="0" meta:page-count="1" meta:paragraph-count="15" meta:word-count="25" meta:character-count="436" meta:non-whitespace-character-count="426"/>
  </office:meta>
</office:document-meta>
</file>